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0.8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65.4pt"/>
    </style:style>
    <style:style style:name="co7" style:family="table-column">
      <style:table-column-properties fo:break-before="auto" style:column-width="221.7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semb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4_avg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200617283950617" calcext:value-type="float">
            <text:p>0.2006172839506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1987951807228914, 0.21987951807228914]</text:p>
          </table:table-cell>
          <table:table-cell office:value-type="string" calcext:value-type="string">
            <text:p>[1, 1]</text:p>
          </table:table-cell>
          <table:table-cell office:value-type="float" office:value="0.18935361774412" calcext:value-type="float">
            <text:p>0.18935361774412</text:p>
          </table:table-cell>
          <table:table-cell office:value-type="float" office:value="0.188067104637246" calcext:value-type="float">
            <text:p>0.188067104637246</text:p>
          </table:table-cell>
          <table:table-cell office:value-type="float" office:value="0.192584662718162" calcext:value-type="float">
            <text:p>0.192584662718162</text:p>
          </table:table-cell>
          <table:table-cell office:value-type="float" office:value="0.186397681790655" calcext:value-type="float">
            <text:p>0.186397681790655</text:p>
          </table:table-cell>
          <table:table-cell office:value-type="float" office:value="0.190365021830419" calcext:value-type="float">
            <text:p>0.190365021830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814814814814815" calcext:value-type="float">
            <text:p>0.8148148148148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40652818991098, 0.940652818991098]</text:p>
          </table:table-cell>
          <table:table-cell office:value-type="string" calcext:value-type="string">
            <text:p>[0, 0]</text:p>
          </table:table-cell>
          <table:table-cell office:value-type="float" office:value="0.309016345684855" calcext:value-type="float">
            <text:p>0.309016345684855</text:p>
          </table:table-cell>
          <table:table-cell office:value-type="float" office:value="0.236276603770462" calcext:value-type="float">
            <text:p>0.236276603770462</text:p>
          </table:table-cell>
          <table:table-cell office:value-type="float" office:value="0.337095026177959" calcext:value-type="float">
            <text:p>0.337095026177959</text:p>
          </table:table-cell>
          <table:table-cell office:value-type="float" office:value="0.235781576745192" calcext:value-type="float">
            <text:p>0.235781576745192</text:p>
          </table:table-cell>
          <table:table-cell office:value-type="float" office:value="0.426912176045809" calcext:value-type="float">
            <text:p>0.426912176045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16535433070866" calcext:value-type="float">
            <text:p>0.7165354330708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910741301059002, 0.8910741301059002]</text:p>
          </table:table-cell>
          <table:table-cell office:value-type="string" calcext:value-type="string">
            <text:p>[0, 0]</text:p>
          </table:table-cell>
          <table:table-cell office:value-type="float" office:value="0.286036482078349" calcext:value-type="float">
            <text:p>0.286036482078349</text:p>
          </table:table-cell>
          <table:table-cell office:value-type="float" office:value="0.245222318748563" calcext:value-type="float">
            <text:p>0.245222318748563</text:p>
          </table:table-cell>
          <table:table-cell office:value-type="float" office:value="0.247751762652202" calcext:value-type="float">
            <text:p>0.247751762652202</text:p>
          </table:table-cell>
          <table:table-cell office:value-type="float" office:value="0.246099512517979" calcext:value-type="float">
            <text:p>0.246099512517979</text:p>
          </table:table-cell>
          <table:table-cell office:value-type="float" office:value="0.405072334394652" calcext:value-type="float">
            <text:p>0.405072334394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387019230769231" calcext:value-type="float">
            <text:p>0.3870192307692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543859649122807, 0.2543859649122807]</text:p>
          </table:table-cell>
          <table:table-cell office:value-type="string" calcext:value-type="string">
            <text:p>[0, 0]</text:p>
          </table:table-cell>
          <table:table-cell office:value-type="float" office:value="0.381929769762434" calcext:value-type="float">
            <text:p>0.381929769762434</text:p>
          </table:table-cell>
          <table:table-cell office:value-type="float" office:value="0.381783017248291" calcext:value-type="float">
            <text:p>0.381783017248291</text:p>
          </table:table-cell>
          <table:table-cell office:value-type="float" office:value="0.381065088757396" calcext:value-type="float">
            <text:p>0.381065088757396</text:p>
          </table:table-cell>
          <table:table-cell office:value-type="float" office:value="0.383049802761341" calcext:value-type="float">
            <text:p>0.383049802761341</text:p>
          </table:table-cell>
          <table:table-cell office:value-type="float" office:value="0.381821170282709" calcext:value-type="float">
            <text:p>0.381821170282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424942263279446" calcext:value-type="float">
            <text:p>0.424942263279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697947214076246, 0.2697947214076246]</text:p>
          </table:table-cell>
          <table:table-cell office:value-type="string" calcext:value-type="string">
            <text:p>[0, 0]</text:p>
          </table:table-cell>
          <table:table-cell office:value-type="float" office:value="0.424831333932084" calcext:value-type="float">
            <text:p>0.424831333932084</text:p>
          </table:table-cell>
          <table:table-cell table:number-columns-repeated="3" office:value-type="float" office:value="0.424942263279446" calcext:value-type="float">
            <text:p>0.424942263279446</text:p>
          </table:table-cell>
          <table:table-cell office:value-type="float" office:value="0.424498545890001" calcext:value-type="float">
            <text:p>0.42449854589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1.0, 1.0]</text:p>
          </table:table-cell>
          <table:table-cell office:value-type="string" calcext:value-type="string">
            <text:p>[0, 0]</text:p>
          </table:table-cell>
          <table:table-cell office:value-type="float" office:value="0.625786409012129" calcext:value-type="float">
            <text:p>0.625786409012129</text:p>
          </table:table-cell>
          <table:table-cell office:value-type="float" office:value="0.600961502549416" calcext:value-type="float">
            <text:p>0.600961502549416</text:p>
          </table:table-cell>
          <table:table-cell office:value-type="float" office:value="0.833872707659115" calcext:value-type="float">
            <text:p>0.833872707659115</text:p>
          </table:table-cell>
          <table:table-cell office:value-type="float" office:value="0.219663849217915" calcext:value-type="float">
            <text:p>0.219663849217915</text:p>
          </table:table-cell>
          <table:table-cell office:value-type="float" office:value="0.848647576622069" calcext:value-type="float">
            <text:p>0.8486475766220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07272727272727" calcext:value-type="float">
            <text:p>0.407272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8613138686131384, 0.28613138686131384]</text:p>
          </table:table-cell>
          <table:table-cell office:value-type="string" calcext:value-type="string">
            <text:p>[0, 0]</text:p>
          </table:table-cell>
          <table:table-cell office:value-type="float" office:value="0.39798520150501" calcext:value-type="float">
            <text:p>0.39798520150501</text:p>
          </table:table-cell>
          <table:table-cell office:value-type="float" office:value="0.400870095909237" calcext:value-type="float">
            <text:p>0.400870095909237</text:p>
          </table:table-cell>
          <table:table-cell office:value-type="float" office:value="0.39452248490397" calcext:value-type="float">
            <text:p>0.39452248490397</text:p>
          </table:table-cell>
          <table:table-cell office:value-type="float" office:value="0.397177503281572" calcext:value-type="float">
            <text:p>0.397177503281572</text:p>
          </table:table-cell>
          <table:table-cell office:value-type="float" office:value="0.399370721925262" calcext:value-type="float">
            <text:p>0.3993707219252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420560747663551" calcext:value-type="float">
            <text:p>0.420560747663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3007518796992481, 0.3007518796992481]</text:p>
          </table:table-cell>
          <table:table-cell office:value-type="string" calcext:value-type="string">
            <text:p>[0, 0]</text:p>
          </table:table-cell>
          <table:table-cell office:value-type="float" office:value="0.408975459246213" calcext:value-type="float">
            <text:p>0.408975459246213</text:p>
          </table:table-cell>
          <table:table-cell office:value-type="float" office:value="0.412511563122375" calcext:value-type="float">
            <text:p>0.412511563122375</text:p>
          </table:table-cell>
          <table:table-cell office:value-type="float" office:value="0.40765863004088" calcext:value-type="float">
            <text:p>0.40765863004088</text:p>
          </table:table-cell>
          <table:table-cell office:value-type="float" office:value="0.407864912268075" calcext:value-type="float">
            <text:p>0.407864912268075</text:p>
          </table:table-cell>
          <table:table-cell office:value-type="float" office:value="0.407866731553523" calcext:value-type="float">
            <text:p>0.407866731553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412322274881517" calcext:value-type="float">
            <text:p>0.4123222748815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6843657817109146, 0.26843657817109146]</text:p>
          </table:table-cell>
          <table:table-cell office:value-type="string" calcext:value-type="string">
            <text:p>[0, 0]</text:p>
          </table:table-cell>
          <table:table-cell office:value-type="float" office:value="0.408423943570966" calcext:value-type="float">
            <text:p>0.408423943570966</text:p>
          </table:table-cell>
          <table:table-cell office:value-type="float" office:value="0.408610692750313" calcext:value-type="float">
            <text:p>0.408610692750313</text:p>
          </table:table-cell>
          <table:table-cell table:number-columns-repeated="2" office:value-type="float" office:value="0.408450704225352" calcext:value-type="float">
            <text:p>0.408450704225352</text:p>
          </table:table-cell>
          <table:table-cell office:value-type="float" office:value="0.408183673082849" calcext:value-type="float">
            <text:p>0.4081836730828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472602739726027" calcext:value-type="float">
            <text:p>0.4726027397260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32456140350877194, 0.32456140350877194]</text:p>
          </table:table-cell>
          <table:table-cell office:value-type="string" calcext:value-type="string">
            <text:p>[0, 0]</text:p>
          </table:table-cell>
          <table:table-cell office:value-type="float" office:value="0.467197256230292" calcext:value-type="float">
            <text:p>0.467197256230292</text:p>
          </table:table-cell>
          <table:table-cell office:value-type="float" office:value="0.466043372469528" calcext:value-type="float">
            <text:p>0.466043372469528</text:p>
          </table:table-cell>
          <table:table-cell office:value-type="float" office:value="0.464994905939788" calcext:value-type="float">
            <text:p>0.464994905939788</text:p>
          </table:table-cell>
          <table:table-cell office:value-type="float" office:value="0.469056583069302" calcext:value-type="float">
            <text:p>0.469056583069302</text:p>
          </table:table-cell>
          <table:table-cell office:value-type="float" office:value="0.468694163442552" calcext:value-type="float">
            <text:p>0.468694163442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81755593803787" calcext:value-type="float">
            <text:p>0.5817555938037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4200477326968974, 0.4200477326968974]</text:p>
          </table:table-cell>
          <table:table-cell office:value-type="string" calcext:value-type="string">
            <text:p>[0, 0]</text:p>
          </table:table-cell>
          <table:table-cell office:value-type="float" office:value="0.576654337553192" calcext:value-type="float">
            <text:p>0.576654337553192</text:p>
          </table:table-cell>
          <table:table-cell office:value-type="float" office:value="0.579447039860121" calcext:value-type="float">
            <text:p>0.579447039860121</text:p>
          </table:table-cell>
          <table:table-cell office:value-type="float" office:value="0.57354720368419" calcext:value-type="float">
            <text:p>0.57354720368419</text:p>
          </table:table-cell>
          <table:table-cell office:value-type="float" office:value="0.578622330102124" calcext:value-type="float">
            <text:p>0.578622330102124</text:p>
          </table:table-cell>
          <table:table-cell office:value-type="float" office:value="0.575000776566334" calcext:value-type="float">
            <text:p>0.5750007765663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8139904610492844, 0.28139904610492844]</text:p>
          </table:table-cell>
          <table:table-cell office:value-type="string" calcext:value-type="string">
            <text:p>[0, 0]</text:p>
          </table:table-cell>
          <table:table-cell office:value-type="float" office:value="0.433274474906574" calcext:value-type="float">
            <text:p>0.433274474906574</text:p>
          </table:table-cell>
          <table:table-cell office:value-type="float" office:value="0.433916562889166" calcext:value-type="float">
            <text:p>0.433916562889166</text:p>
          </table:table-cell>
          <table:table-cell office:value-type="float" office:value="0.433374844333749" calcext:value-type="float">
            <text:p>0.433374844333749</text:p>
          </table:table-cell>
          <table:table-cell table:number-columns-repeated="2" office:value-type="float" office:value="0.432903246201692" calcext:value-type="float">
            <text:p>0.4329032462016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00937866354045" calcext:value-type="float">
            <text:p>0.400937866354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518301610541728, 0.2518301610541728]</text:p>
          </table:table-cell>
          <table:table-cell office:value-type="string" calcext:value-type="string">
            <text:p>[0, 0]</text:p>
          </table:table-cell>
          <table:table-cell office:value-type="float" office:value="0.400195251548239" calcext:value-type="float">
            <text:p>0.400195251548239</text:p>
          </table:table-cell>
          <table:table-cell office:value-type="float" office:value="0.400312256049961" calcext:value-type="float">
            <text:p>0.400312256049961</text:p>
          </table:table-cell>
          <table:table-cell office:value-type="float" office:value="0.400312622118015" calcext:value-type="float">
            <text:p>0.400312622118015</text:p>
          </table:table-cell>
          <table:table-cell office:value-type="float" office:value="0.4" calcext:value-type="float">
            <text:p>0.4</text:p>
          </table:table-cell>
          <table:table-cell office:value-type="float" office:value="0.400156128024981" calcext:value-type="float">
            <text:p>0.400156128024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449026345933562" calcext:value-type="float">
            <text:p>0.4490263459335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9472140762463345, 0.29472140762463345]</text:p>
          </table:table-cell>
          <table:table-cell office:value-type="string" calcext:value-type="string">
            <text:p>[1, 1]</text:p>
          </table:table-cell>
          <table:table-cell office:value-type="float" office:value="0.447798064708425" calcext:value-type="float">
            <text:p>0.447798064708425</text:p>
          </table:table-cell>
          <table:table-cell office:value-type="float" office:value="0.447817677816045" calcext:value-type="float">
            <text:p>0.447817677816045</text:p>
          </table:table-cell>
          <table:table-cell office:value-type="float" office:value="0.447227206226646" calcext:value-type="float">
            <text:p>0.447227206226646</text:p>
          </table:table-cell>
          <table:table-cell office:value-type="float" office:value="0.448236632536974" calcext:value-type="float">
            <text:p>0.448236632536974</text:p>
          </table:table-cell>
          <table:table-cell office:value-type="float" office:value="0.447910742254036" calcext:value-type="float">
            <text:p>0.447910742254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393831553973903" calcext:value-type="float">
            <text:p>0.3938315539739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2529239766081872, 0.2529239766081872]</text:p>
          </table:table-cell>
          <table:table-cell office:value-type="string" calcext:value-type="string">
            <text:p>[0, 0]</text:p>
          </table:table-cell>
          <table:table-cell office:value-type="float" office:value="0.391088811838063" calcext:value-type="float">
            <text:p>0.391088811838063</text:p>
          </table:table-cell>
          <table:table-cell office:value-type="float" office:value="0.390588235294118" calcext:value-type="float">
            <text:p>0.390588235294118</text:p>
          </table:table-cell>
          <table:table-cell office:value-type="float" office:value="0.391669341520713" calcext:value-type="float">
            <text:p>0.391669341520713</text:p>
          </table:table-cell>
          <table:table-cell office:value-type="float" office:value="0.390741587565533" calcext:value-type="float">
            <text:p>0.390741587565533</text:p>
          </table:table-cell>
          <table:table-cell office:value-type="float" office:value="0.391356082971888" calcext:value-type="float">
            <text:p>0.39135608297188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formula="of:=AVERAGE([.C2:.C16])" office:value-type="float" office:value="0.501149258366273" calcext:value-type="float">
            <text:p>0.50114925836627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TDEV([.C2:.C16])" office:value-type="float" office:value="0.200346797410987" calcext:value-type="float">
            <text:p>0.20034679741098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[.C2:.C16])" office:value-type="float" office:value="1" calcext:value-type="float">
            <text:p>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2:17:02.627529260</dc:date>
    <meta:editing-duration>PT3M25S</meta:editing-duration>
    <meta:editing-cycles>1</meta:editing-cycles>
    <meta:document-statistic meta:table-count="1" meta:cell-count="210" meta:object-count="0"/>
    <meta:generator>LibreOffice/6.0.7.3$Linux_X86_64 LibreOffice_project/00m0$Build-3</meta:generator>
  </office:meta>
</office:document-meta>
</file>